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style:writing-mode="lr-tb"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ashmap vs btreemap" table:style-name="ta1">
        <table:shapes>
          <draw:frame draw:z-index="0" draw:style-name="gr1" draw:text-style-name="P2" svg:width="6.2941in" svg:height="3.5409in" svg:x="12.7622in" svg:y="0.5661in">
            <draw:object draw:notify-on-update-of-ranges="'hashmap vs btreemap'.L14:'hashmap vs btreemap'.L14 'hashmap vs btreemap'.L15:'hashmap vs btreemap'.L17 'hashmap vs btreemap'.M14:'hashmap vs btreemap'.M14 'hashmap vs btreemap'.M15:'hashmap vs btreemap'.M17 'hashmap vs btreemap'.N14:'hashmap vs btreemap'.N14 'hashmap vs btreemap'.N15:'hashmap vs btreemap'.N17" xlink:href="./Object 1" xlink:type="simple" xlink:show="embed" xlink:actuate="onLoad">
              <loext:p text:style-name="P1">z</loext:p>
            </draw:object>
            <draw:image xlink:href="./ObjectReplacements/Object 1" xlink:type="simple" xlink:show="embed" xlink:actuate="onLoad"/>
          </draw:frame>
          <draw:frame draw:z-index="1" draw:style-name="gr2" draw:text-style-name="P2" svg:width="6.2941in" svg:height="3.5406in" svg:x="13.1327in" svg:y="4.874in">
            <draw:object draw:notify-on-update-of-ranges="'hashmap vs btreemap'.L19:'hashmap vs btreemap'.L19 'hashmap vs btreemap'.L20:'hashmap vs btreemap'.L22 'hashmap vs btreemap'.M19:'hashmap vs btreemap'.M19 'hashmap vs btreemap'.M20:'hashmap vs btreemap'.M22 'hashmap vs btreemap'.N19:'hashmap vs btreemap'.N19 'hashmap vs btreemap'.N20:'hashmap vs btreemap'.N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2" draw:text-style-name="P2" svg:width="6.2937in" svg:height="3.5409in" svg:x="11.5413in" svg:y="8.8803in">
            <draw:object draw:notify-on-update-of-ranges="'hashmap vs btreemap'.L24:'hashmap vs btreemap'.L24 'hashmap vs btreemap'.L25:'hashmap vs btreemap'.L27 'hashmap vs btreemap'.M24:'hashmap vs btreemap'.M24 'hashmap vs btreemap'.M25:'hashmap vs btreemap'.M27 'hashmap vs btreemap'.N24:'hashmap vs btreemap'.N24 'hashmap vs btreemap'.N25:'hashmap vs btreemap'.N2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2" draw:text-style-name="P2" svg:width="6.2906in" svg:height="3.5335in" svg:x="3.2138in" svg:y="9.3886in">
            <draw:object draw:notify-on-update-of-ranges="'hashmap vs btreemap'.A37:'hashmap vs btreemap'.A40 'hashmap vs btreemap'.B37:'hashmap vs btreemap'.B4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2" draw:text-style-name="P2" svg:width="6.3059in" svg:height="3.5394in" svg:x="3.4886in" svg:y="13.1236in">
            <draw:object draw:notify-on-update-of-ranges="'hashmap vs btreemap'.A37:'hashmap vs btreemap'.A40 'hashmap vs btreemap'.C37:'hashmap vs btreemap'.C4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Balanced</text:p>
          </table:table-cell>
          <table:table-cell office:value-type="string" calcext:value-type="string">
            <text:p>lazy</text:p>
          </table:table-cell>
          <table:table-cell office:value-type="string" calcext:value-type="string">
            <text:p>spatial</text:p>
          </table:table-cell>
          <table:table-cell/>
          <table:table-cell office:value-type="string" calcext:value-type="string">
            <text:p>Dense</text:p>
          </table:table-cell>
          <table:table-cell office:value-type="string" calcext:value-type="string">
            <text:p>lazy</text:p>
          </table:table-cell>
          <table:table-cell office:value-type="string" calcext:value-type="string">
            <text:p>spatial</text:p>
          </table:table-cell>
          <table:table-cell/>
          <table:table-cell office:value-type="string" calcext:value-type="string">
            <text:p>Sparse</text:p>
          </table:table-cell>
          <table:table-cell office:value-type="string" calcext:value-type="string">
            <text:p>lazy</text:p>
          </table:table-cell>
          <table:table-cell office:value-type="string" calcext:value-type="string">
            <text:p>spatia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sertion</text:p>
          </table:table-cell>
          <table:table-cell office:value-type="float" office:value="6.8" calcext:value-type="float">
            <text:p>6.8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string" calcext:value-type="string">
            <text:p>insertion</text:p>
          </table:table-cell>
          <table:table-cell office:value-type="float" office:value="6.2" calcext:value-type="float">
            <text:p>6.2</text:p>
          </table:table-cell>
          <table:table-cell office:value-type="float" office:value="14.1" calcext:value-type="float">
            <text:p>14.1</text:p>
          </table:table-cell>
          <table:table-cell/>
          <table:table-cell office:value-type="string" calcext:value-type="string">
            <text:p>insertion</text:p>
          </table:table-cell>
          <table:table-cell office:value-type="float" office:value="16.6" calcext:value-type="float">
            <text:p>16.6</text:p>
          </table:table-cell>
          <table:table-cell office:value-type="float" office:value="41.3" calcext:value-type="float">
            <text:p>41.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djacency</text:p>
          </table:table-cell>
          <table:table-cell office:value-type="float" office:value="4190.7" calcext:value-type="float">
            <text:p>4190.7</text:p>
          </table:table-cell>
          <table:table-cell office:value-type="float" office:value="502.5" calcext:value-type="float">
            <text:p>502.5</text:p>
          </table:table-cell>
          <table:table-cell/>
          <table:table-cell office:value-type="string" calcext:value-type="string">
            <text:p>adjacency</text:p>
          </table:table-cell>
          <table:table-cell office:value-type="float" office:value="4556.3" calcext:value-type="float">
            <text:p>4556.3</text:p>
          </table:table-cell>
          <table:table-cell office:value-type="float" office:value="1072.8" calcext:value-type="float">
            <text:p>1072.8</text:p>
          </table:table-cell>
          <table:table-cell/>
          <table:table-cell office:value-type="string" calcext:value-type="string">
            <text:p>adjacency</text:p>
          </table:table-cell>
          <table:table-cell office:value-type="float" office:value="10498.1" calcext:value-type="float">
            <text:p>10498.1</text:p>
          </table:table-cell>
          <table:table-cell office:value-type="float" office:value="426.9" calcext:value-type="float">
            <text:p>426.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vement</text:p>
          </table:table-cell>
          <table:table-cell office:value-type="float" office:value="7.1" calcext:value-type="float">
            <text:p>7.1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string" calcext:value-type="string">
            <text:p>movement</text:p>
          </table:table-cell>
          <table:table-cell office:value-type="float" office:value="7.1" calcext:value-type="float">
            <text:p>7.1</text:p>
          </table:table-cell>
          <table:table-cell office:value-type="float" office:value="14.1" calcext:value-type="float">
            <text:p>14.1</text:p>
          </table:table-cell>
          <table:table-cell/>
          <table:table-cell office:value-type="string" calcext:value-type="string">
            <text:p>movement</text:p>
          </table:table-cell>
          <table:table-cell office:value-type="float" office:value="20.4" calcext:value-type="float">
            <text:p>20.4</text:p>
          </table:table-cell>
          <table:table-cell office:value-type="float" office:value="37.4" calcext:value-type="float">
            <text:p>37.4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adjacencycount</text:p>
          </table:table-cell>
          <table:table-cell office:value-type="float" office:value="17016" calcext:value-type="float">
            <text:p>17016</text:p>
          </table:table-cell>
          <table:table-cell office:value-type="float" office:value="33518" calcext:value-type="float">
            <text:p>33518</text:p>
          </table:table-cell>
          <table:table-cell/>
          <table:table-cell office:value-type="string" calcext:value-type="string">
            <text:p>adjacencycount</text:p>
          </table:table-cell>
          <table:table-cell office:value-type="float" office:value="87541" calcext:value-type="float">
            <text:p>87541</text:p>
          </table:table-cell>
          <table:table-cell office:value-type="float" office:value="139889" calcext:value-type="float">
            <text:p>139889</text:p>
          </table:table-cell>
          <table:table-cell/>
          <table:table-cell office:value-type="string" calcext:value-type="string">
            <text:p>adjacencycount</text:p>
          </table:table-cell>
          <table:table-cell office:value-type="float" office:value="7580" calcext:value-type="float">
            <text:p>7580</text:p>
          </table:table-cell>
          <table:table-cell office:value-type="float" office:value="16027" calcext:value-type="float">
            <text:p>1602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djusted</text:p>
          </table:table-cell>
          <table:table-cell table:formula="of:=[.C7]/1000" office:value-type="float" office:value="17.016" calcext:value-type="float">
            <text:p>17.016</text:p>
          </table:table-cell>
          <table:table-cell table:formula="of:=[.D7]/1000" office:value-type="float" office:value="33.518" calcext:value-type="float">
            <text:p>33.518</text:p>
          </table:table-cell>
          <table:table-cell/>
          <table:table-cell office:value-type="string" calcext:value-type="string">
            <text:p>adjusted</text:p>
          </table:table-cell>
          <table:table-cell table:formula="of:=[.G7]/1000" office:value-type="float" office:value="87.541" calcext:value-type="float">
            <text:p>87.541</text:p>
          </table:table-cell>
          <table:table-cell table:formula="of:=[.H7]/1000" office:value-type="float" office:value="139.889" calcext:value-type="float">
            <text:p>139.889</text:p>
          </table:table-cell>
          <table:table-cell/>
          <table:table-cell office:value-type="string" calcext:value-type="string">
            <text:p>adjusted</text:p>
          </table:table-cell>
          <table:table-cell table:formula="of:=[.K7]/1000" office:value-type="float" office:value="7.58" calcext:value-type="float">
            <text:p>7.58</text:p>
          </table:table-cell>
          <table:table-cell table:formula="of:=[.L7]/1000" office:value-type="float" office:value="16.027" calcext:value-type="float">
            <text:p>16.027</text:p>
          </table:table-cell>
          <table:table-cell table:number-columns-repeated="2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11"/>
          <table:table-cell office:value-type="string" calcext:value-type="string">
            <text:p>Insertion</text:p>
          </table:table-cell>
          <table:table-cell office:value-type="string" calcext:value-type="string">
            <text:p>Lazy check</text:p>
          </table:table-cell>
          <table:table-cell office:value-type="string" calcext:value-type="string">
            <text:p>Spatial hash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Balanced</text:p>
          </table:table-cell>
          <table:table-cell office:value-type="float" office:value="6.8" calcext:value-type="float">
            <text:p>6.8</text:p>
          </table:table-cell>
          <table:table-cell office:value-type="float" office:value="15.9" calcext:value-type="float">
            <text:p>15.9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Dense</text:p>
          </table:table-cell>
          <table:table-cell office:value-type="float" office:value="6.2" calcext:value-type="float">
            <text:p>6.2</text:p>
          </table:table-cell>
          <table:table-cell office:value-type="float" office:value="14.1" calcext:value-type="float">
            <text:p>14.1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Sparse</text:p>
          </table:table-cell>
          <table:table-cell office:value-type="float" office:value="16.6" calcext:value-type="float">
            <text:p>16.6</text:p>
          </table:table-cell>
          <table:table-cell office:value-type="float" office:value="41.3" calcext:value-type="float">
            <text:p>41.3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Balanced</text:p>
          </table:table-cell>
          <table:table-cell table:number-columns-repeated="9"/>
          <table:table-cell office:value-type="string" calcext:value-type="string">
            <text:p>Adjacency</text:p>
          </table:table-cell>
          <table:table-cell office:value-type="string" calcext:value-type="string">
            <text:p>Lazy check</text:p>
          </table:table-cell>
          <table:table-cell office:value-type="string" calcext:value-type="string">
            <text:p>Spatial hash</text:p>
          </table:table-cell>
        </table:table-row>
        <table:table-row table:style-name="ro1">
          <table:table-cell/>
          <table:table-cell office:value-type="string" calcext:value-type="string">
            <text:p>Full benchmark with a check distance of 25 (or 25x1) 200 objects, 1000 checks in square area of (-80, -80) to (80, 80):</text:p>
          </table:table-cell>
          <table:table-cell table:number-columns-repeated="9"/>
          <table:table-cell office:value-type="string" calcext:value-type="string">
            <text:p>Balanced</text:p>
          </table:table-cell>
          <table:table-cell office:value-type="float" office:value="4190.7" calcext:value-type="float">
            <text:p>4190.7</text:p>
          </table:table-cell>
          <table:table-cell office:value-type="float" office:value="502.5" calcext:value-type="float">
            <text:p>502.5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Dense</text:p>
          </table:table-cell>
          <table:table-cell office:value-type="float" office:value="4556.3" calcext:value-type="float">
            <text:p>4556.3</text:p>
          </table:table-cell>
          <table:table-cell office:value-type="float" office:value="1072.8" calcext:value-type="float">
            <text:p>1072.8</text:p>
          </table:table-cell>
        </table:table-row>
        <table:table-row table:style-name="ro1">
          <table:table-cell/>
          <table:table-cell office:value-type="string" calcext:value-type="string">
            <text:p>Dense</text:p>
          </table:table-cell>
          <table:table-cell table:number-columns-repeated="9"/>
          <table:table-cell office:value-type="string" calcext:value-type="string">
            <text:p>Sparse</text:p>
          </table:table-cell>
          <table:table-cell office:value-type="float" office:value="10498.1" calcext:value-type="float">
            <text:p>10498.1</text:p>
          </table:table-cell>
          <table:table-cell office:value-type="float" office:value="426.9" calcext:value-type="float">
            <text:p>426.9</text:p>
          </table:table-cell>
        </table:table-row>
        <table:table-row table:style-name="ro1">
          <table:table-cell/>
          <table:table-cell office:value-type="string" calcext:value-type="string">
            <text:p>Full benchmark with a check distance of 25 (or 25x1) 200 objects, 1000 checks in square area of (-30, -30) to (30, 30):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string" calcext:value-type="string">
            <text:p>Movement</text:p>
          </table:table-cell>
          <table:table-cell office:value-type="string" calcext:value-type="string">
            <text:p>Lazy check</text:p>
          </table:table-cell>
          <table:table-cell office:value-type="string" calcext:value-type="string">
            <text:p>Spatial hash</text:p>
          </table:table-cell>
        </table:table-row>
        <table:table-row table:style-name="ro1">
          <table:table-cell/>
          <table:table-cell office:value-type="string" calcext:value-type="string">
            <text:p>Sparse</text:p>
          </table:table-cell>
          <table:table-cell table:number-columns-repeated="9"/>
          <table:table-cell office:value-type="string" calcext:value-type="string">
            <text:p>Balanced</text:p>
          </table:table-cell>
          <table:table-cell office:value-type="float" office:value="7.1" calcext:value-type="float">
            <text:p>7.1</text:p>
          </table:table-cell>
          <table:table-cell office:value-type="float" office:value="14.2" calcext:value-type="float">
            <text:p>14.2</text:p>
          </table:table-cell>
        </table:table-row>
        <table:table-row table:style-name="ro1">
          <table:table-cell/>
          <table:table-cell office:value-type="string" calcext:value-type="string">
            <text:p>Full benchmark with a check distance of 25 (or 25x1) 500 objects, 1000 checks in square area of (-200, -200) to (200, 200):</text:p>
          </table:table-cell>
          <table:table-cell table:number-columns-repeated="9"/>
          <table:table-cell office:value-type="string" calcext:value-type="string">
            <text:p>Dense</text:p>
          </table:table-cell>
          <table:table-cell office:value-type="float" office:value="7.1" calcext:value-type="float">
            <text:p>7.1</text:p>
          </table:table-cell>
          <table:table-cell office:value-type="float" office:value="14.1" calcext:value-type="float">
            <text:p>14.1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Sparse</text:p>
          </table:table-cell>
          <table:table-cell office:value-type="float" office:value="20.4" calcext:value-type="float">
            <text:p>20.4</text:p>
          </table:table-cell>
          <table:table-cell office:value-type="float" office:value="37.4" calcext:value-type="float">
            <text:p>37.4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ime</text:p>
          </table:table-cell>
          <table:table-cell office:value-type="string" calcext:value-type="string">
            <text:p>adjacency</text:p>
          </table:table-cell>
          <table:table-cell office:value-type="string" calcext:value-type="string">
            <text:p>adjuste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parse, subdivision 2</text:p>
          </table:table-cell>
          <table:table-cell/>
          <table:table-cell office:value-type="float" office:value="895.7" calcext:value-type="float">
            <text:p>895.7</text:p>
          </table:table-cell>
          <table:table-cell office:value-type="float" office:value="10354" calcext:value-type="float">
            <text:p>10354</text:p>
          </table:table-cell>
          <table:table-cell table:formula="of:=[.E31]/1000" office:value-type="float" office:value="10.354" calcext:value-type="float">
            <text:p>10.35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parse, subdivision 3</text:p>
          </table:table-cell>
          <table:table-cell/>
          <table:table-cell office:value-type="float" office:value="1633.9" calcext:value-type="float">
            <text:p>1633.9</text:p>
          </table:table-cell>
          <table:table-cell office:value-type="float" office:value="9090" calcext:value-type="float">
            <text:p>9090</text:p>
          </table:table-cell>
          <table:table-cell table:formula="of:=[.E32]/1000" office:value-type="float" office:value="9.09" calcext:value-type="float">
            <text:p>9.09</text:p>
          </table:table-cell>
          <table:table-cell table:number-columns-repeated="8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calcext:value-type="string">
            <text:p>Time [µs]</text:p>
          </table:table-cell>
          <table:table-cell office:value-type="string" calcext:value-type="string">
            <text:p>Average total nearby coun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zy check</text:p>
          </table:table-cell>
          <table:table-cell office:value-type="float" office:value="10498.1" calcext:value-type="float">
            <text:p>10498.1</text:p>
          </table:table-cell>
          <table:table-cell office:value-type="float" office:value="7580" calcext:value-type="float">
            <text:p>75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atial hash 25x1</text:p>
          </table:table-cell>
          <table:table-cell office:value-type="float" office:value="426.9" calcext:value-type="float">
            <text:p>426.9</text:p>
          </table:table-cell>
          <table:table-cell office:value-type="float" office:value="16027" calcext:value-type="float">
            <text:p>160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atial hash 12x2</text:p>
          </table:table-cell>
          <table:table-cell office:value-type="float" office:value="895.7" calcext:value-type="float">
            <text:p>895.7</text:p>
          </table:table-cell>
          <table:table-cell office:value-type="float" office:value="10354" calcext:value-type="float">
            <text:p>103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atial hash 8x3</text:p>
          </table:table-cell>
          <table:table-cell office:value-type="float" office:value="1633.9" calcext:value-type="float">
            <text:p>1633.9</text:p>
          </table:table-cell>
          <table:table-cell office:value-type="float" office:value="9090" calcext:value-type="float">
            <text:p>9090</text:p>
          </table:table-cell>
          <table:table-cell table:number-columns-repeated="11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calcext:value-type="string">
            <text:p>raw: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ull benchmark with a check distance of 25 (or 25x1) 200 objects, 1000 checks in square area of (-80, -80) to (80, 80): <text:s text:c="3"/>Lazy checker insertion: Average of 6.8 us, standard deviation of 1.0 us after 1000 repeats <text:s/>Lazy checker adjacency checks: Average of 4190.7 us, standard deviation of 174.5 us after 1000 repeats Average amount of adjacencies per check set: 17016 <text:s/>Lazy checker movement checks: Average of 7.1 us, standard deviation of 0.7 us after 1000 repeats <text:s/>Spatial hash insertion: Average of 15.9 us, standard deviation of 2.2 us after 1000 repeats <text:s/>Spatial hash adjacency check: Average of 502.5 us, standard deviation of 5.8 us after 1000 repeats Average amount of adjacencies per check set: 33518 <text:s/>Spatial hash movement check: Average of 14.2 us, standard deviation of 1.2 us after 1000 repeats <text:s text:c="3"/>Full benchmark with a check distance of 25 (or 25x1) 200 objects, 1000 checks in square area of (-30, -30) to (30, 30): <text:s text:c="3"/>Lazy checker insertion: Average of 6.2 us, standard deviation of 0.8 us after 1000 repeats <text:s/>Lazy checker adjacency checks: Average of 4556.3 us, standard deviation of 49.2 us after 1000 repeats Average amount of adjacencies per check set: 87541 <text:s/>Lazy checker movement checks: Average of 7.1 us, standard deviation of 0.6 us after 1000 repeats <text:s/>Spatial hash insertion: Average of 14.1 us, standard deviation of 0.7 us after 1000 repeats <text:s/>Spatial hash adjacency check: Average of 1072.8 us, standard deviation of 26.7 us after 1000 repeats Average amount of adjacencies per check set: 139889 <text:s/>Spatial hash movement check: Average of 14.1 us, standard deviation of 1.6 us after 1000 repeats <text:s text:c="3"/>Full benchmark with a check distance of 25 (or 25x1) 500 objects, 1000 checks in square area of (-200, -200) to (200, 200): <text:s text:c="3"/>Lazy checker insertion: Average of 16.6 us, standard deviation of 1.4 us after 1000 repeats <text:s/>Lazy checker adjacency checks: Average of 10498.1 us, standard deviation of 97.0 us after 1000 repeats Average amount of adjacencies per check set: 7580 <text:s/>Lazy checker movement checks: Average of 20.4 us, standard deviation of 1.4 us after 1000 repeats <text:s/>Spatial hash insertion: Average of 41.3 us, standard deviation of 2.8 us after 1000 repeats <text:s/>Spatial hash adjacency check: Average of 426.9 us, standard deviation of 9.7 us after 1000 repeats Average amount of adjacencies per check set: 16027 <text:s/>Spatial hash movement check: Average of 37.4 us, standard deviation of 1.5 us after 1000 repeats <text:s text:c="2"/>Hash only tests: <text:s text:c="2"/>Spatial hash insertion: Average of 47.9 us, standard deviation of 2.1 us after 1000 repeats <text:s/>Spatial hash adjacency check: Average of 895.7 us, standard deviation of 11.1 us after 1000 repeats Average amount of adjacencies per check set: 10354 <text:s/>Spatial hash movement check: Average of 47.3 us, standard deviation of 4.3 us after 1000 repeats <text:s/>Spatial hash insertion: Average of 58.7 us, standard deviation of 5.7 us after 1000 repeats <text:s/>Spatial hash adjacency check: Average of 1633.9 us, standard deviation of 9.1 us after 1000 repeats Average amount of adjacencies per check set: 9090 <text:s/>Spatial hash movement check: Average of 60.7 us, standard deviation of 4.8 us after 1000 repeats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9">00/00/0000</text:date>, <text:time style:data-style-name="N2" text:time-value="23:54:28.6951700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9T19:46:57.425582782</meta:creation-date>
    <dc:date>2025-09-09T03:22:26.495879093</dc:date>
    <meta:editing-duration>PT4H31M44S</meta:editing-duration>
    <meta:editing-cycles>28</meta:editing-cycles>
    <meta:generator>LibreOffice/24.2.7.2$Linux_X86_64 LibreOffice_project/420$Build-2</meta:generator>
    <meta:document-statistic meta:table-count="1" meta:cell-count="123" meta:object-count="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8cm" svg:height="8.995cm" xlink:href=".." xlink:type="simple" chart:class="chart:bar" chart:style-name="ch1">
        <chart:title svg:x="5.106cm" svg:y="0.315cm" chart:style-name="ch2">
          <text:p>Time spent inserting players</text:p>
        </chart:title>
        <chart:legend chart:legend-position="end" svg:x="13.354cm" svg:y="3.949cm" style:legend-expansion="high" chart:style-name="ch3"/>
        <chart:plot-area chart:style-name="ch4" table:cell-range-address="'hashmap vs btreemap'.L14:'hashmap vs btreemap'.N17" chart:data-source-has-labels="both" svg:x="1.33cm" svg:y="1.273cm" svg:width="11.705cm" svg:height="7.543cm">
          <chart:coordinate-region svg:x="1.951cm" svg:y="1.472cm" svg:width="11.084cm" svg:height="6.697cm"/>
          <chart:axis chart:dimension="x" chart:name="primary-x" chart:style-name="ch5" chartooo:axis-type="auto">
            <chartooo:date-scale/>
            <chart:categories table:cell-range-address="'hashmap vs btreemap'.L15:'hashmap vs btreemap'.L17"/>
          </chart:axis>
          <chart:axis chart:dimension="y" chart:name="primary-y" chart:style-name="ch6">
            <chart:title svg:x="0.451cm" svg:y="5.749cm" chart:style-name="ch7">
              <text:p>Time [µs]</text:p>
            </chart:title>
            <chart:grid chart:style-name="ch8" chart:class="major"/>
          </chart:axis>
          <chart:series chart:style-name="ch9" chart:values-cell-range-address="'hashmap vs btreemap'.M15:'hashmap vs btreemap'.M17" chart:label-cell-address="'hashmap vs btreemap'.M14:'hashmap vs btreemap'.M14" chart:class="chart:bar">
            <chart:data-point chart:repeated="3"/>
          </chart:series>
          <chart:series chart:style-name="ch10" chart:values-cell-range-address="'hashmap vs btreemap'.N15:'hashmap vs btreemap'.N17" chart:label-cell-address="'hashmap vs btreemap'.N14:'hashmap vs btreemap'.N14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zy check</text:p>
                <draw:g>
                  <svg:desc>'hashmap vs btreemap'.M14:'hashmap vs btreemap'.M14</svg:desc>
                </draw:g>
              </table:table-cell>
              <table:table-cell office:value-type="string">
                <text:p>Spatial hash</text:p>
                <draw:g>
                  <svg:desc>'hashmap vs btreemap'.N14:'hashmap vs btreemap'.N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lanced</text:p>
                <draw:g>
                  <svg:desc>'hashmap vs btreemap'.L15:'hashmap vs btreemap'.L17</svg:desc>
                </draw:g>
              </table:table-cell>
              <table:table-cell office:value-type="float" office:value="6.8">
                <text:p>6.8</text:p>
                <draw:g>
                  <svg:desc>'hashmap vs btreemap'.M15:'hashmap vs btreemap'.M17</svg:desc>
                </draw:g>
              </table:table-cell>
              <table:table-cell office:value-type="float" office:value="15.9">
                <text:p>15.9</text:p>
                <draw:g>
                  <svg:desc>'hashmap vs btreemap'.N15:'hashmap vs btreemap'.N17</svg:desc>
                </draw:g>
              </table:table-cell>
            </table:table-row>
            <table:table-row>
              <table:table-cell office:value-type="string">
                <text:p>Dense</text:p>
              </table:table-cell>
              <table:table-cell office:value-type="float" office:value="6.2">
                <text:p>6.2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Sparse</text:p>
              </table:table-cell>
              <table:table-cell office:value-type="float" office:value="16.6">
                <text:p>16.6</text:p>
              </table:table-cell>
              <table:table-cell office:value-type="float" office:value="41.3">
                <text:p>41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8cm" svg:height="8.994cm" xlink:href=".." xlink:type="simple" chart:class="chart:bar" chart:style-name="ch1">
        <chart:title svg:x="4.524cm" svg:y="0.315cm" chart:style-name="ch2">
          <text:p>Time spent getting nearby players</text:p>
        </chart:title>
        <chart:legend chart:legend-position="end" svg:x="13.354cm" svg:y="3.949cm" style:legend-expansion="high" chart:style-name="ch3"/>
        <chart:plot-area chart:style-name="ch4" table:cell-range-address="'hashmap vs btreemap'.L19:'hashmap vs btreemap'.N22" chart:data-source-has-labels="both" svg:x="1.33cm" svg:y="1.273cm" svg:width="11.705cm" svg:height="7.542cm">
          <chart:coordinate-region svg:x="2.534cm" svg:y="1.473cm" svg:width="10.501cm" svg:height="6.695cm"/>
          <chart:axis chart:dimension="x" chart:name="primary-x" chart:style-name="ch5" chartooo:axis-type="auto">
            <chartooo:date-scale/>
            <chart:categories table:cell-range-address="'hashmap vs btreemap'.L20:'hashmap vs btreemap'.L22"/>
          </chart:axis>
          <chart:axis chart:dimension="y" chart:name="primary-y" chart:style-name="ch6">
            <chart:title svg:x="0.451cm" svg:y="5.749cm" chart:style-name="ch7">
              <text:p>Time [µs]</text:p>
            </chart:title>
            <chart:grid chart:style-name="ch8" chart:class="major"/>
          </chart:axis>
          <chart:series chart:style-name="ch9" chart:values-cell-range-address="'hashmap vs btreemap'.M20:'hashmap vs btreemap'.M22" chart:label-cell-address="'hashmap vs btreemap'.M19:'hashmap vs btreemap'.M19" chart:class="chart:bar">
            <chart:data-point chart:repeated="3"/>
          </chart:series>
          <chart:series chart:style-name="ch10" chart:values-cell-range-address="'hashmap vs btreemap'.N20:'hashmap vs btreemap'.N22" chart:label-cell-address="'hashmap vs btreemap'.N19:'hashmap vs btreemap'.N19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zy check</text:p>
                <draw:g>
                  <svg:desc>'hashmap vs btreemap'.M19:'hashmap vs btreemap'.M19</svg:desc>
                </draw:g>
              </table:table-cell>
              <table:table-cell office:value-type="string">
                <text:p>Spatial hash</text:p>
                <draw:g>
                  <svg:desc>'hashmap vs btreemap'.N19:'hashmap vs btreemap'.N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lanced</text:p>
                <draw:g>
                  <svg:desc>'hashmap vs btreemap'.L20:'hashmap vs btreemap'.L22</svg:desc>
                </draw:g>
              </table:table-cell>
              <table:table-cell office:value-type="float" office:value="4190.7">
                <text:p>4190.7</text:p>
                <draw:g>
                  <svg:desc>'hashmap vs btreemap'.M20:'hashmap vs btreemap'.M22</svg:desc>
                </draw:g>
              </table:table-cell>
              <table:table-cell office:value-type="float" office:value="502.5">
                <text:p>502.5</text:p>
                <draw:g>
                  <svg:desc>'hashmap vs btreemap'.N20:'hashmap vs btreemap'.N22</svg:desc>
                </draw:g>
              </table:table-cell>
            </table:table-row>
            <table:table-row>
              <table:table-cell office:value-type="string">
                <text:p>Dense</text:p>
              </table:table-cell>
              <table:table-cell office:value-type="float" office:value="4556.3">
                <text:p>4556.3</text:p>
              </table:table-cell>
              <table:table-cell office:value-type="float" office:value="1072.8">
                <text:p>1072.8</text:p>
              </table:table-cell>
            </table:table-row>
            <table:table-row>
              <table:table-cell office:value-type="string">
                <text:p>Sparse</text:p>
              </table:table-cell>
              <table:table-cell office:value-type="float" office:value="10498.1">
                <text:p>10498.1</text:p>
              </table:table-cell>
              <table:table-cell office:value-type="float" office:value="426.9">
                <text:p>426.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7cm" svg:height="8.995cm" xlink:href=".." xlink:type="simple" chart:class="chart:bar" chart:style-name="ch1">
        <chart:title svg:x="5.224cm" svg:y="0.315cm" chart:style-name="ch2">
          <text:p>Time spent moving players</text:p>
        </chart:title>
        <chart:legend chart:legend-position="end" svg:x="13.353cm" svg:y="3.949cm" style:legend-expansion="high" chart:style-name="ch3"/>
        <chart:plot-area chart:style-name="ch4" table:cell-range-address="'hashmap vs btreemap'.L24:'hashmap vs btreemap'.N27" chart:data-source-has-labels="both" svg:x="1.33cm" svg:y="1.273cm" svg:width="11.704cm" svg:height="7.543cm">
          <chart:coordinate-region svg:x="1.951cm" svg:y="1.472cm" svg:width="11.083cm" svg:height="6.697cm"/>
          <chart:axis chart:dimension="x" chart:name="primary-x" chart:style-name="ch5" chartooo:axis-type="auto">
            <chartooo:date-scale/>
            <chart:categories table:cell-range-address="'hashmap vs btreemap'.L25:'hashmap vs btreemap'.L27"/>
          </chart:axis>
          <chart:axis chart:dimension="y" chart:name="primary-y" chart:style-name="ch6">
            <chart:title svg:x="0.451cm" svg:y="5.749cm" chart:style-name="ch7">
              <text:p>Time [µs]</text:p>
            </chart:title>
            <chart:grid chart:style-name="ch8" chart:class="major"/>
          </chart:axis>
          <chart:series chart:style-name="ch9" chart:values-cell-range-address="'hashmap vs btreemap'.M25:'hashmap vs btreemap'.M27" chart:label-cell-address="'hashmap vs btreemap'.M24:'hashmap vs btreemap'.M24" chart:class="chart:bar">
            <chart:data-point chart:repeated="3"/>
          </chart:series>
          <chart:series chart:style-name="ch10" chart:values-cell-range-address="'hashmap vs btreemap'.N25:'hashmap vs btreemap'.N27" chart:label-cell-address="'hashmap vs btreemap'.N24:'hashmap vs btreemap'.N24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zy check</text:p>
                <draw:g>
                  <svg:desc>'hashmap vs btreemap'.M24:'hashmap vs btreemap'.M24</svg:desc>
                </draw:g>
              </table:table-cell>
              <table:table-cell office:value-type="string">
                <text:p>Spatial hash</text:p>
                <draw:g>
                  <svg:desc>'hashmap vs btreemap'.N24:'hashmap vs btreemap'.N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lanced</text:p>
                <draw:g>
                  <svg:desc>'hashmap vs btreemap'.L25:'hashmap vs btreemap'.L27</svg:desc>
                </draw:g>
              </table:table-cell>
              <table:table-cell office:value-type="float" office:value="7.1">
                <text:p>7.1</text:p>
                <draw:g>
                  <svg:desc>'hashmap vs btreemap'.M25:'hashmap vs btreemap'.M27</svg:desc>
                </draw:g>
              </table:table-cell>
              <table:table-cell office:value-type="float" office:value="14.2">
                <text:p>14.2</text:p>
                <draw:g>
                  <svg:desc>'hashmap vs btreemap'.N25:'hashmap vs btreemap'.N27</svg:desc>
                </draw:g>
              </table:table-cell>
            </table:table-row>
            <table:table-row>
              <table:table-cell office:value-type="string">
                <text:p>Dense</text:p>
              </table:table-cell>
              <table:table-cell office:value-type="float" office:value="7.1">
                <text:p>7.1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Sparse</text:p>
              </table:table-cell>
              <table:table-cell office:value-type="float" office:value="20.4">
                <text:p>20.4</text:p>
              </table:table-cell>
              <table:table-cell office:value-type="float" office:value="37.4">
                <text:p>37.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79cm" svg:height="8.976cm" xlink:href=".." xlink:type="simple" chart:class="chart:bar" chart:style-name="ch1">
        <chart:title svg:x="4.519cm" svg:y="0.315cm" chart:style-name="ch2">
          <text:p>Time spent getting nearby players</text:p>
        </chart:title>
        <chart:plot-area chart:style-name="ch3" table:cell-range-address="'hashmap vs btreemap'.A37:'hashmap vs btreemap'.B40" chart:data-source-has-labels="column" svg:x="1.33cm" svg:y="1.273cm" svg:width="14.33cm" svg:height="7.524cm">
          <chart:coordinate-region svg:x="2.534cm" svg:y="1.472cm" svg:width="13.126cm" svg:height="6.678cm"/>
          <chart:axis chart:dimension="x" chart:name="primary-x" chart:style-name="ch4" chartooo:axis-type="auto">
            <chartooo:date-scale/>
            <chart:categories table:cell-range-address="'hashmap vs btreemap'.A37:'hashmap vs btreemap'.A40"/>
          </chart:axis>
          <chart:axis chart:dimension="y" chart:name="primary-y" chart:style-name="ch5">
            <chart:title svg:x="0.451cm" svg:y="5.74cm" chart:style-name="ch6">
              <text:p>Time [µs]</text:p>
            </chart:title>
            <chart:grid chart:style-name="ch7" chart:class="major"/>
          </chart:axis>
          <chart:series chart:style-name="ch8" chart:values-cell-range-address="'hashmap vs btreemap'.B37:'hashmap vs btreemap'.B40" chart:class="chart:bar">
            <chart:data-point chart:style-name="ch9"/>
            <chart:data-point chart:style-name="ch10"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Lazy check</text:p>
                <draw:g>
                  <svg:desc>'hashmap vs btreemap'.A37:'hashmap vs btreemap'.A40</svg:desc>
                </draw:g>
              </table:table-cell>
              <table:table-cell office:value-type="float" office:value="10498.1">
                <text:p>10498.1</text:p>
                <draw:g>
                  <svg:desc>'hashmap vs btreemap'.B37:'hashmap vs btreemap'.B40</svg:desc>
                </draw:g>
              </table:table-cell>
            </table:table-row>
            <table:table-row>
              <table:table-cell office:value-type="string">
                <text:p>Spatial hash 25x1</text:p>
              </table:table-cell>
              <table:table-cell office:value-type="float" office:value="426.9">
                <text:p>426.9</text:p>
              </table:table-cell>
            </table:table-row>
            <table:table-row>
              <table:table-cell office:value-type="string">
                <text:p>Spatial hash 12x2</text:p>
              </table:table-cell>
              <table:table-cell office:value-type="float" office:value="895.7">
                <text:p>895.7</text:p>
              </table:table-cell>
            </table:table-row>
            <table:table-row>
              <table:table-cell office:value-type="string">
                <text:p>Spatial hash 8x3</text:p>
              </table:table-cell>
              <table:table-cell office:value-type="float" office:value="1633.9">
                <text:p>1633.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8cm" svg:height="8.991cm" xlink:href=".." xlink:type="simple" chart:class="chart:bar" chart:style-name="ch1">
        <chart:title svg:x="3.375cm" svg:y="0.315cm" chart:style-name="ch2">
          <text:p>Average number of total nearby players found</text:p>
        </chart:title>
        <chart:plot-area chart:style-name="ch3" table:cell-range-address="'hashmap vs btreemap'.A37:'hashmap vs btreemap'.A40 'hashmap vs btreemap'.C37:'hashmap vs btreemap'.C40" chart:data-source-has-labels="column" svg:x="1.331cm" svg:y="1.273cm" svg:width="14.367cm" svg:height="7.539cm">
          <chart:coordinate-region svg:x="2.535cm" svg:y="1.473cm" svg:width="13.163cm" svg:height="6.692cm"/>
          <chart:axis chart:dimension="x" chart:name="primary-x" chart:style-name="ch4" chartooo:axis-type="auto">
            <chartooo:date-scale/>
            <chart:categories table:cell-range-address="'hashmap vs btreemap'.A37:'hashmap vs btreemap'.A40"/>
          </chart:axis>
          <chart:axis chart:dimension="y" chart:name="primary-y" chart:style-name="ch5">
            <chart:title svg:x="0.451cm" svg:y="5.523cm" chart:style-name="ch6">
              <text:p>Count</text:p>
            </chart:title>
            <chart:grid chart:style-name="ch7" chart:class="major"/>
          </chart:axis>
          <chart:series chart:style-name="ch8" chart:values-cell-range-address="'hashmap vs btreemap'.C37:'hashmap vs btreemap'.C40" chart:class="chart:bar">
            <chart:data-point/>
            <chart:data-point chart:style-name="ch9"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Lazy check</text:p>
                <draw:g>
                  <svg:desc>'hashmap vs btreemap'.A37:'hashmap vs btreemap'.A40</svg:desc>
                </draw:g>
              </table:table-cell>
              <table:table-cell office:value-type="float" office:value="7580">
                <text:p>7580</text:p>
                <draw:g>
                  <svg:desc>'hashmap vs btreemap'.C37:'hashmap vs btreemap'.C40</svg:desc>
                </draw:g>
              </table:table-cell>
            </table:table-row>
            <table:table-row>
              <table:table-cell office:value-type="string">
                <text:p>Spatial hash 25x1</text:p>
              </table:table-cell>
              <table:table-cell office:value-type="float" office:value="16027">
                <text:p>16027</text:p>
              </table:table-cell>
            </table:table-row>
            <table:table-row>
              <table:table-cell office:value-type="string">
                <text:p>Spatial hash 12x2</text:p>
              </table:table-cell>
              <table:table-cell office:value-type="float" office:value="10354">
                <text:p>10354</text:p>
              </table:table-cell>
            </table:table-row>
            <table:table-row>
              <table:table-cell office:value-type="string">
                <text:p>Spatial hash 8x3</text:p>
              </table:table-cell>
              <table:table-cell office:value-type="float" office:value="9090">
                <text:p>909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